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line-break/>Système d'exploitation<text:line-break/></text:p>
      <text:p text:style-name="Heading">Ecrire les programmes suivants :</text:p>
      <text:p text:style-name="P2">Copier les valeurs 1234h et 5678h dans AX et BX<text:line-break/>Echanger AX et BX<text:line-break/>Echanger AH et AL</text:p>
      <text:p text:style-name="Text_20_body">.model small<text:line-break/>.code</text:p>
      <text:p text:style-name="Text_20_body">MOV AX, 1234h<text:line-break/>MOV BX, 5678h</text:p>
      <text:p text:style-name="Text_20_body">MOV CX, AX<text:line-break/>MOV AX, BX<text:line-break/>MOV BX, CX</text:p>
      <text:p text:style-name="Text_20_body">MOV CH, AH<text:line-break/>MOV AH, AL<text:line-break/>MOV AL, CH</text:p>
      <text:p text:style-name="P3">MOV AH, 4Ch<text:line-break/>int 21h<text:line-break/>end</text:p>
      <text:p text:style-name="Text_20_body"/>
      <text:p text:style-name="P2">Sauvegarder dans AX et BX les mots aux adresses 5000:0 et 7000:AA<text:line-break/><text:span text:style-name="T1">Echanger le contenu de ces 2 mots</text:span></text:p>
      <text:p text:style-name="Text_20_body">.model small<text:line-break/>.code</text:p>
      <text:p text:style-name="Text_20_body">MOV CX, 5000h<text:line-break/>MOV DS, CX<text:line-break/>MOV AX, [0]</text:p>
      <text:p text:style-name="Text_20_body">MOV CX, 7000h<text:line-break/>MOV DS, CX<text:line-break/>MOV BX, [AA]</text:p>
      <text:p text:style-name="Text_20_body">MOV CX, AX<text:line-break/>MOV AX, BX<text:line-break/>MOV BX, CX</text:p>
      <text:p text:style-name="P3"><text:span text:style-name="T1">MOV AH, 4Ch<text:line-break/>int 21h<text:line-break/>end</text:span></text:p>
      <text:p text:style-name="P3"><text:span text:style-name="T1"/></text:p>
      <text:p text:style-name="P4">Le nombre de colonnes d'affichage sur l'écran se trouve en mémoire à l'adresse 0:44Ah<text:line-break/><text:span text:style-name="T1">Amener ce nombre dans AX</text:span></text:p>
      <text:p text:style-name="Text_20_body">.model small<text:line-break/>.code</text:p>
      <text:p text:style-name="Text_20_body">MOV BX, 0<text:line-break/>MOV DS, BX<text:line-break/>MOV AX, [44A]</text:p>
      <text:p text:style-name="P3"><text:span text:style-name="T1">MOV AH, 4Ch<text:line-break/>int 21h<text:line-break/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justify" style:justify-single-word="false" style:shadow="none" fo:keep-with-next="always"/>
      <style:text-properties style:font-name="Verdana" fo:font-size="12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omic Sans MS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 fo:padding="0.049cm" fo:border="0.002cm solid #000000" style:shadow="non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Comic Sans MS" fo:font-size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COURTOIS Laurent 210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urent Courtois</meta:initial-creator>
    <meta:creation-date>2009-02-04T15:21:35.11</meta:creation-date>
    <dc:date>2009-03-18T15:40:32.55</dc:date>
    <dc:creator>Laurent Courtois</dc:creator>
    <meta:editing-duration>PT00H57M19S</meta:editing-duration>
    <meta:editing-cycles>16</meta:editing-cycles>
    <meta:generator>OpenOffice.org/3.0$Win32 OpenOffice.org_project/300m5$Build-9350</meta:generator>
    <meta:document-statistic meta:table-count="0" meta:image-count="0" meta:object-count="0" meta:page-count="2" meta:paragraph-count="19" meta:word-count="153" meta:character-count="722"/>
  </office:meta>
</office:document-meta>
</file>